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mercredi-19-octobre-2022"/>mercredi 19 octobre 2022<text:bookmark-end text:name="mercredi-19-octobre-2022"/></text:h>
      <text:h text:style-name="Heading_20_2" text:outline-level="2"><text:bookmark-start text:name="concernant-le-groupe"/>Concernant le groupe<text:bookmark-end text:name="concernant-le-groupe"/></text:h>
      <text:p text:style-name="First_20_paragraph">Prendre un plateau plus rigide Parcours à la table à garder, mais assis, et activité qui passe de l’un à l’autre.  A la rentrée. Puis avec les 2 nouveaux: toujours des espions, mais plus de groupal et pas d’évaluation. Stagiaire ergo.  Faire des manip bi manuelles avec une intention différente dans les deux mains. </text:p>
      <text:h text:style-name="Heading_20_2" text:outline-level="2"><text:bookmark-start text:name="le-roux-lyam-5-ans-5-mois-18-jours"/>Le Roux Lyam — 5 ans, 5 mois, 18 jours<text:bookmark-end text:name="le-roux-lyam-5-ans-5-mois-18-jours"/></text:h>
      <text:p text:style-name="First_20_paragraph">PArcours moteur. POrte en ramenant vers son centre de gravité, mais intention comprise de bombe sur plaque au sol. Elastique: il lutte contre, continue à tirer, et ne tient pas une posture, pas d’ancrage. Perle se débrouille mieux que NG. Ne pose pas le pose pas à chaque fois, mais le fait, echec. Patouille, parfois geste précis, mais pas spontanémment. Ivstissement distal pas encore fait. </text:p>
      <text:p text:style-name="Text_20_body">A la table. N’empile pas 10 cubes. Assis pour regarderr, il ne peut pas rester sur la chaise, trop grande pour lui, pas d’ancrage, bouge tout le temps. Pas d’ancrage dans la relation avec sa maman. Préhensions variées voir globale, mais projet préservé. Cube sur la tête bien: la finalité le mobilise. Petits cubes: Main gauche, puis tourne tout son corps</text:p>
      <text:p text:style-name="Text_20_body">S’est bien adapté à la présence à nouveau du copain. Plus acteur, a bien sa place.  Début était caché, ne voulait pas voir NF, car veut cô GF hierr bilan. NF sait pas, en joue, il part en me donannt la main.  Mme parle du mot de ortho “c’est pas de sa faute”. Nf ne saisit pas de ce que MMe dit, GF dit “papa”.</text:p>
      <text:h text:style-name="Heading_20_2" text:outline-level="2"><text:bookmark-start text:name="guilerm-nathan-5-ans-4-mois-3-jours"/>Guilerm Nathan — 5 ans, 4 mois, 3 jours<text:bookmark-end text:name="guilerm-nathan-5-ans-4-mois-3-jours"/></text:h>
      <text:p text:style-name="First_20_paragraph">BIen maintenir le plateau est difficile, de regarder. Pas d’ajustement Se redresse avec les élastiques, piedss bien ancrés à l’arrêt, même si penché quand il tire; Il va jusquau plus loin. Quand GF lâche il se réajuste bien. &gt;Donc conscience dans l’espace de là où est son corps. Il garde son axe ancré.</text:p>
      <text:p text:style-name="Text_20_body">Perles, est figé, regarde par en dessus? Echoué car il pose le fil entre chaque perle. Se met sur mode du refus, il faut lui redire à chaque fois. Il met du temps. 1.55min Bien droit au scan de vibrations. Bimanuel pas naturel, au début met le fil dans la prele posée sur le tapis. Comme si perles pas appropriées dans l’espace corporel. Il y a pê une dyn psychique de pas savoir, car refus.</text:p>
      <text:p text:style-name="Text_20_body">A la table empiler cubes, il est sur la pointe des pieds, avec un appui sur le ventre un peu. Au deuxième essai de la main gauche, il empile 10 cubes. Mettre un sur la tête, bien petit cube: MG, puis 2 main droite à droite, puis fin MG; Bouteille: fait attention de faire précisement et à deux mains. </text:p>
      <text:h text:style-name="Heading_20_2" text:outline-level="2"><text:bookmark-start text:name="chahboun-anas-5-ans-1-mois-9-jours"/>Chahboun Anas — 5 ans, 1 mois, 9 jours<text:bookmark-end text:name="chahboun-anas-5-ans-1-mois-9-jours"/></text:h>
      <text:h text:style-name="Heading_20_2" text:outline-level="2"><text:bookmark-start text:name="auvinet-baudouin-kanye-3-ans-11-mois-16-jours"/>Auvinet Baudouin Kanye — 3 ans, 11 mois, 16 jours<text:bookmark-end text:name="auvinet-baudouin-kanye-3-ans-11-mois-16-jour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1-06T14:05:53Z</meta:creation-date>
    <dc:date>2022-11-06T14:05:53Z</dc:date>
  </office:meta>
</office:document-meta>
</file>